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6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7777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277777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43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4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5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6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7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8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49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50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51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8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9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70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1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4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516c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8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9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T1" style:family="text">
      <style:text-properties officeooo:rsid="002028a8"/>
    </style:style>
    <style:style style:name="T2" style:family="text">
      <style:text-properties fo:color="#bf0041" loext:opacity="100%" officeooo:rsid="001e7c1b"/>
    </style:style>
    <style:style style:name="T3" style:family="text">
      <style:text-properties officeooo:rsid="001770d1"/>
    </style:style>
    <style:style style:name="T4" style:family="text">
      <style:text-properties fo:font-weight="normal" officeooo:rsid="001770d1" style:font-weight-asian="normal" style:font-weight-complex="normal"/>
    </style:style>
    <style:style style:name="T5" style:family="text">
      <style:text-properties fo:font-weight="normal" officeooo:rsid="001e8add" style:font-weight-asian="normal" style:font-weight-complex="normal"/>
    </style:style>
    <style:style style:name="T6" style:family="text">
      <style:text-properties fo:font-weight="normal" officeooo:rsid="0020fcba" style:font-weight-asian="normal" style:font-weight-complex="normal"/>
    </style:style>
    <style:style style:name="T7" style:family="text">
      <style:text-properties officeooo:rsid="0023026e"/>
    </style:style>
    <style:style style:name="T8" style:family="text">
      <style:text-properties fo:font-variant="normal" fo:text-transform="none" fo:color="#00a933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e7c1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7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21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3" style:family="text">
      <style:text-properties fo:color="#bf0041" loext:opacity="100%" fo:font-weight="bold" officeooo:rsid="001770d1" style:font-weight-asian="bold" style:font-weight-complex="bold"/>
    </style:style>
    <style:style style:name="T24" style:family="text">
      <style:text-properties fo:color="#000000" loext:opacity="100%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8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weight="normal" officeooo:rsid="0001f2b4" style:font-weight-asian="normal" style:font-weight-complex="normal"/>
    </style:style>
    <style:style style:name="T34" style:family="text">
      <style:text-properties fo:color="#bf0041" loext:opacity="100%"/>
    </style:style>
    <style:style style:name="T35" style:family="text">
      <style:text-properties fo:font-weight="normal" officeooo:rsid="001b9b4f" style:font-weight-asian="normal" style:font-weight-complex="normal"/>
    </style:style>
    <style:style style:name="T36" style:family="text">
      <style:text-properties officeooo:rsid="001b9b4f"/>
    </style:style>
    <style:style style:name="T37" style:family="text">
      <style:text-properties fo:font-weight="normal" officeooo:rsid="00256fbe" style:font-weight-asian="normal" style:font-weight-complex="normal"/>
    </style:style>
    <style:style style:name="T38" style:family="text">
      <style:text-properties fo:color="#000000" loext:opacity="100%" officeooo:rsid="000496ee" style:font-weight-asian="bold" style:font-weight-complex="bold"/>
    </style:style>
    <style:style style:name="T39" style:family="text">
      <style:text-properties officeooo:rsid="00256fbe"/>
    </style:style>
    <style:style style:name="T40" style:family="text">
      <style:text-properties fo:font-weight="normal"/>
    </style:style>
    <style:style style:name="T41" style:family="text">
      <style:text-properties fo:font-weight="normal" officeooo:rsid="00256fbe"/>
    </style:style>
    <style:style style:name="T42" style:family="text">
      <style:text-properties fo:color="#000000" loext:opacity="100%" fo:font-weight="bold" officeooo:rsid="000496ee" style:font-weight-asian="bold" style:font-weight-complex="bold"/>
    </style:style>
    <style:style style:name="T43" style:family="text">
      <style:text-properties fo:color="#bf0041" loext:opacity="100%" fo:font-weight="bold" style:font-weight-asian="bold" style:font-weight-complex="bold"/>
    </style:style>
    <style:style style:name="T44" style:family="text">
      <style:text-properties fo:color="#000000" loext:opacity="100%" fo:font-weight="normal" officeooo:rsid="00272474" style:font-weight-asian="normal" style:font-weight-complex="normal"/>
    </style:style>
    <style:style style:name="T45" style:family="text">
      <style:text-properties fo:color="#bf0041" loext:opacity="100%" fo:font-weight="bold" officeooo:rsid="00277777" style:font-weight-asian="bold" style:font-weight-complex="bold"/>
    </style:style>
    <style:style style:name="T46" style:family="text">
      <style:text-properties fo:color="#000000" loext:opacity="100%" fo:font-weight="normal" officeooo:rsid="00277777" style:font-weight-asian="normal" style:font-weight-complex="normal"/>
    </style:style>
    <style:style style:name="T47" style:family="text">
      <style:text-properties officeooo:rsid="000496ee"/>
    </style:style>
    <style:style style:name="T48" style:family="text">
      <style:text-properties fo:color="#bf0041" loext:opacity="100%" officeooo:rsid="000496ee"/>
    </style:style>
    <style:style style:name="T49" style:family="text">
      <style:text-properties fo:color="#bf0041" loext:opacity="100%" officeooo:rsid="00272474"/>
    </style:style>
    <style:style style:name="T50" style:family="text">
      <style:text-properties fo:font-weight="normal" officeooo:rsid="002e9753" style:font-weight-asian="normal" style:font-weight-complex="normal"/>
    </style:style>
    <style:style style:name="T51" style:family="text">
      <style:text-properties fo:color="#ff0000" loext:opacity="100%" fo:font-weight="normal" officeooo:rsid="00277777" style:font-weight-asian="normal" style:font-weight-complex="normal"/>
    </style:style>
    <style:style style:name="T52" style:family="text">
      <style:text-properties fo:font-weight="normal" officeooo:rsid="00277777" style:font-weight-asian="normal" style:font-weight-complex="normal"/>
    </style:style>
    <style:style style:name="T53" style:family="text">
      <style:text-properties officeooo:rsid="00272474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officeooo:rsid="000c5d59"/>
    </style:style>
    <style:style style:name="T58" style:family="text">
      <style:text-properties fo:color="#bf0041" loext:opacity="100%" officeooo:rsid="000c5d59"/>
    </style:style>
    <style:style style:name="T59" style:family="text">
      <style:text-properties style:font-name="Liberation Serif" fo:font-size="15pt" style:font-size-asian="15pt" style:font-size-complex="15pt"/>
    </style:style>
    <style:style style:name="T6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4" style:family="text">
      <style:text-properties fo:color="#bf0041" loext:opacity="100%" style:font-name="Liberation Serif" fo:font-size="15pt" style:font-size-asian="15pt" style:font-size-complex="15pt"/>
    </style:style>
    <style:style style:name="T6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1" style:family="text">
      <style:text-properties fo:color="#ff0000" loext:opacity="100%" officeooo:rsid="000496ee"/>
    </style:style>
    <style:style style:name="T72" style:family="text">
      <style:text-properties fo:color="#ff0000" loext:opacity="100%" officeooo:rsid="000695b6"/>
    </style:style>
    <style:style style:name="T73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75" style:family="text">
      <style:text-properties fo:color="#000000" loext:opacity="100%" fo:font-weight="normal" style:font-weight-asian="normal" style:font-weight-complex="normal"/>
    </style:style>
    <style:style style:name="T76" style:family="text">
      <style:text-properties fo:font-weight="normal" officeooo:rsid="000496ee"/>
    </style:style>
    <style:style style:name="T77" style:family="text">
      <style:text-properties fo:color="#ff0000" loext:opacity="100%"/>
    </style:style>
    <style:style style:name="T78" style:family="text">
      <style:text-properties officeooo:rsid="0007906c"/>
    </style:style>
    <style:style style:name="T79" style:family="text">
      <style:text-properties fo:color="#ff0000" loext:opacity="100%" officeooo:rsid="0007906c" style:font-weight-asian="bold" style:font-weight-complex="bold"/>
    </style:style>
    <style:style style:name="T80" style:family="text">
      <style:text-properties fo:color="#000000" loext:opacity="100%" officeooo:rsid="0007906c" style:font-weight-asian="bold" style:font-weight-complex="bold"/>
    </style:style>
    <style:style style:name="T81" style:family="text">
      <style:text-properties officeooo:rsid="000496ee" style:font-weight-asian="bold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84" style:family="text">
      <style:text-properties officeooo:rsid="0009e25c"/>
    </style:style>
    <style:style style:name="T85" style:family="text">
      <style:text-properties fo:color="#000000" loext:opacity="100%" officeooo:rsid="000f79a3"/>
    </style:style>
    <style:style style:name="T86" style:family="text">
      <style:text-properties officeooo:rsid="000f79a3"/>
    </style:style>
    <style:style style:name="T8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92" style:family="text">
      <style:text-properties fo:color="#000000" loext:opacity="100%" officeooo:rsid="001466bd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94" style:family="text">
      <style:text-properties fo:font-weight="bold"/>
    </style:style>
    <style:style style:name="T95" style:family="text">
      <style:text-properties style:font-name="Liberation Serif"/>
    </style:style>
    <style:style style:name="T9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98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100" style:family="text">
      <style:text-properties officeooo:rsid="001466bd"/>
    </style:style>
    <style:style style:name="T101" style:family="text">
      <style:text-properties fo:color="#ff0000" loext:opacity="100%" fo:font-weight="bold" officeooo:rsid="0011f35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<text:span text:style-name="T1">__________________</text:span></text:p>
      <text:p text:style-name="P3"/>
      <text:p text:style-name="P4">$ <text:span text:style-name="T2">lsblk</text:span><text:span text:style-name="T3"><text:tab/><text:tab/><text:tab/><text:tab/><text:tab/><text:tab/><text:tab/></text:span><text:span text:style-name="T4"><text:tab/><text:tab/> <text:s/><text:tab/><text:tab/> <text:s text:c="9"/><text:tab/> <text:s/><text:tab/><text:tab/><text:tab/><text:tab/> <text:s text:c="25"/>(List </text:span><text:span text:style-name="T5">Block </text:span><text:span text:style-name="Strong_20_Emphasis"><text:span text:style-name="T6">)</text:span></text:span></text:p>
      <text:p text:style-name="P5"><text:tab/><text:tab/><text:tab/><text:tab/><text:tab/><text:tab/><text:tab/><text:tab/><text:tab/><text:tab/><text:tab/><text:tab/><text:tab/><text:tab/><text:tab/><text:tab/><text:tab/><text:tab/>( <text:span text:style-name="T7">or </text:span><text:span text:style-name="Strong_20_Emphasis"><text:span text:style-name="T5">View all storage devices</text:span></text:span>)</text:p>
      <text:p text:style-name="P6"><text:span text:style-name="Strong_20_Emphasis"><text:span text:style-name="T8">_______________</text:span></text:span><text:span text:style-name="Strong_20_Emphasis"><text:span text:style-name="T9"> </text:span></text:span><text:span text:style-name="Strong_20_Emphasis"><text:span text:style-name="T10">Unicode </text:span></text:span><text:span text:style-name="Strong_20_Emphasis"><text:span text:style-name="T8">__________________________</text:span></text:span><text:span text:style-name="Strong_20_Emphasis"><text:span text:style-name="T9"> vs </text:span></text:span><text:span text:style-name="Strong_20_Emphasis"><text:span text:style-name="T8">_____________________</text:span></text:span><text:span text:style-name="Strong_20_Emphasis"><text:span text:style-name="T10"> </text:span></text:span><text:span text:style-name="Strong_20_Emphasis"><text:span text:style-name="T9">ASCII</text:span></text:span><text:span text:style-name="Strong_20_Emphasis"><text:span text:style-name="T10"> <text:s text:c="3"/></text:span></text:span><text:span text:style-name="Strong_20_Emphasis"><text:span text:style-name="T8">_____________________________</text:span></text:span><text:span text:style-name="Strong_20_Emphasis"><text:span text:style-name="T10"> <text:s text:c="2"/></text:span></text:span></text:p>
      <text:p text:style-name="P7"><text:span text:style-name="T11">Unicode</text:span> <text:span text:style-name="T12">=</text:span> all characters from all languages + symbols + emojis <text:s text:c="4"/><text:tab/><text:tab/><text:tab/><text:span text:style-name="T11">ASCII</text:span> = <text:span text:style-name="Strong_20_Emphasis"><text:span text:style-name="T13">plain English keyboard characters only</text:span></text:span><text:span text:style-name="Strong_20_Emphasis"> </text:span></text:p>
      <text:p text:style-name="P8"><text:span text:style-name="Strong_20_Emphasis"><text:span text:style-name="T5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7">ह 你 ச আ <text:span text:style-name="T12"><text:s/>محبت A a Z z </text:span>✓ ✔ ✘ ✨ ★ → ← ↑ │ ─ ┼ 😊 😎 ❤️ <text:tab/><text:tab/><text:tab/>A a<text:span text:style-name="T12"> z</text:span> <text:span text:style-name="T12">Z </text:span>0 1 <text:span text:style-name="T12">9 </text:span>! @ # $ % ^ &amp; *- _ + = / ? .</text:p>
      <text:p text:style-name="P9"><text:span text:style-name="T13">Whereas </text:span><text:span text:style-name="T14">ASCII</text:span><text:span text:style-name="T13"> is limited to </text:span><text:span text:style-name="Strong_20_Emphasis"><text:span text:style-name="T13">127 basic English characters</text:span></text:span><text:span text:style-name="T13"> <text:tab/><text:tab/><text:tab/><text:tab/><text:tab/></text:span><text:span text:style-name="T15">Unicode</text:span><text:span text:style-name="T13"> has </text:span><text:span text:style-name="Strong_20_Emphasis"><text:span text:style-name="T13">over 140,000 characters</text:span></text:span></text:p>
      <text:p text:style-name="P9"><text:span text:style-name="Strong_20_Emphasis"><text:span text:style-name="T13"/></text:span></text:p>
      <text:p text:style-name="P10"><text:span text:style-name="Strong_20_Emphasis"><text:span text:style-name="T16"><text:tab/><text:tab/><text:tab/><text:tab/><text:tab/><text:tab/><text:tab/><text:tab/><text:tab/><text:tab/>ASCII</text:span></text:span><text:span text:style-name="Strong_20_Emphasis"><text:span text:style-name="T17"> </text:span></text:span><text:span text:style-name="Strong_20_Emphasis"><text:span text:style-name="T18">⊂ <text:s/></text:span></text:span><text:span text:style-name="Strong_20_Emphasis"><text:span text:style-name="T19">Unicode</text:span></text:span></text:p>
      <text:p text:style-name="P11"><text:span text:style-name="Strong_20_Emphasis"><text:span text:style-name="T20"><text:tab/><text:tab/><text:tab/><text:tab/>ASCII is used because it is 100% safe, compatible, small, fast, and works everywhere.</text:span></text:span></text:p>
      <text:p text:style-name="P12"><text:span text:style-name="Strong_20_Emphasis"><text:span text:style-name="T21">Examples</text:span></text:span></text:p>
      <text:p text:style-name="P13"><text:span text:style-name="Source_20_Text"><text:span text:style-name="T22">$ </text:span></text:span><text:span text:style-name="Source_20_Text"><text:span text:style-name="T23">lsblk<text:tab/><text:tab/><text:tab/><text:tab/><text:tab/><text:tab/><text:tab/><text:tab/><text:tab/><text:tab/><text:tab/><text:tab/><text:tab/></text:span></text:span><text:span text:style-name="Source_20_Text"><text:span text:style-name="T22">$ </text:span></text:span><text:span text:style-name="Source_20_Text"><text:span text:style-name="T23">lsblk --ascii</text:span></text:span></text:p>
      <text:p text:style-name="P14"><text:span text:style-name="T13">Uses </text:span><text:span text:style-name="Strong_20_Emphasis"><text:span text:style-name="T13">Unicode</text:span></text:span><text:span text:style-name="T13"> characters for pretty tree:</text:span><text:tab/><text:tab/><text:tab/><text:tab/><text:tab/><text:tab/><text:tab/><text:tab/><text:span text:style-name="T24">Uses </text:span><text:span text:style-name="Strong_20_Emphasis"><text:span text:style-name="T24">ASCII</text:span></text:span><text:span text:style-name="T24"> (simple characters):</text:span></text:p>
      <text:p text:style-name="P15"><text:span text:style-name="Source_20_Text">├─sda1<text:tab/><text:tab/><text:tab/><text:tab/><text:tab/><text:tab/><text:tab/><text:tab/><text:tab/><text:tab/><text:tab/><text:tab/><text:tab/>|-sda1</text:span></text:p>
      <text:p text:style-name="P16"><text:span text:style-name="Source_20_Text"><text:span text:style-name="T13">└─sda2<text:tab/><text:tab/><text:tab/><text:tab/><text:tab/><text:tab/><text:tab/><text:tab/><text:tab/><text:tab/><text:tab/><text:tab/><text:tab/>`-sda2</text:span></text:span></text:p>
      <text:p text:style-name="P17"><text:span text:style-name="T25">___________________________________________________________________________________________</text:span><text:span text:style-name="T26">__________________</text:span></text:p>
      <text:p text:style-name="P18"><text:span text:style-name="T27">$ </text:span><text:span text:style-name="T28">cd</text:span><text:span text:style-name="T29"><text:tab/><text:tab/><text:tab/><text:tab/><text:tab/><text:tab/><text:tab/></text:span><text:span text:style-name="T30"><text:tab/><text:tab/> <text:s/><text:tab/><text:tab/> <text:s text:c="9"/><text:tab/> </text:span><text:span text:style-name="T30"><text:s/><text:tab/><text:tab/><text:tab/><text:tab/><text:tab/><text:tab/>(change directory)</text:span></text:p>
      <text:p text:style-name="P18"><text:span text:style-name="T27">$ </text:span><text:span text:style-name="T28">cd /</text:span><text:tab/><text:tab/><text:tab/><text:tab/><text:span text:style-name="T13"><text:tab/><text:tab/> <text:s/><text:tab/><text:tab/> <text:s text:c="9"/><text:tab/><text:tab/> <text:s/><text:tab/> <text:s text:c="9"/><text:tab/><text:tab/><text:tab/><text:tab/><text:tab/>(Go to the root directory)</text:span></text:p>
      <text:p text:style-name="P18"><text:span text:style-name="T27">$ </text:span><text:span text:style-name="T28">cd -</text:span><text:span text:style-name="T29"><text:tab/><text:tab/><text:tab/><text:tab/><text:tab/><text:tab/><text:tab/></text:span><text:span text:style-name="T30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">__________________</text:span></text:p>
      <text:p text:style-name="P19"><text:span text:style-name="T27">$</text:span><text:span text:style-name="T31"> </text:span><text:span text:style-name="T28">mkdir</text:span><text:span text:style-name="T32"> </text:span><text:span text:style-name="T13">folder</text:span><text:span text:style-name="T33">_</text:span><text:span text:style-name="T13">name<text:tab/></text:span></text:p>
      <text:p text:style-name="P20">$ <text:span text:style-name="T34">mkdir</text:span> <text:span text:style-name="T13">path/to/</text:span><text:span text:style-name="T35">folder_name</text:span><text:span text:style-name="T13">{</text:span><text:span text:style-name="T35">1</text:span><text:span text:style-name="T13">..10}</text:span><text:tab/><text:tab/><text:tab/><text:tab/><text:tab/><text:tab/><text:tab/> <text:s text:c="5"/><text:span text:style-name="T36">(</text:span><text:span text:style-name="T13">Create multiple </text:span><text:span text:style-name="T37">folder</text:span><text:span text:style-name="T13"> with an increasing number</text:span><text:span text:style-name="T35">)</text:span><text:span text:style-name="T13"><text:tab/></text:span></text:p>
      <text:p text:style-name="P21"><text:span text:style-name="T38">$</text:span> <text:span text:style-name="T34">touch path/to/file{1..10}</text:span><text:tab/><text:tab/><text:tab/><text:tab/><text:tab/><text:tab/><text:tab/><text:tab/><text:tab/><text:tab/><text:span text:style-name="T39">(</text:span><text:span text:style-name="T40">Create multiple files with an increasing number</text:span><text:span text:style-name="T41">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27">$</text:span><text:span text:style-name="T31"> </text:span><text:span text:style-name="T28">ls</text:span></text:p>
      <text:p text:style-name="P23"><text:span text:style-name="T42">$</text:span> <text:span text:style-name="T43">ls -1</text:span><text:tab/><text:tab/><text:tab/><text:tab/><text:tab/><text:tab/><text:tab/><text:tab/><text:tab/><text:tab/><text:tab/><text:tab/><text:tab/><text:tab/><text:tab/><text:tab/><text:tab/> <text:s text:c="2"/><text:span text:style-name="T44">(List files one per line)</text:span></text:p>
      <text:p text:style-name="P24"><text:span text:style-name="T42">$</text:span> <text:span text:style-name="T43">ls -</text:span><text:span text:style-name="T45">a<text:tab/></text:span><text:span text:style-name="T46">&amp; <text:tab/></text:span><text:span text:style-name="T42">$</text:span> <text:span text:style-name="T43">ls --</text:span><text:span text:style-name="T45">all</text:span><text:tab/><text:tab/><text:tab/><text:tab/><text:tab/><text:tab/><text:tab/><text:tab/><text:tab/><text:tab/><text:tab/><text:tab/><text:tab/> <text:s text:c="3"/><text:span text:style-name="T44">(List all files </text:span><text:span text:style-name="T46">+</text:span><text:span text:style-name="T44"> hidden files)</text:span></text:p>
      <text:p text:style-name="P25"><text:span text:style-name="T46"><text:s text:c="5"/><text:tab/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25"><text:span text:style-name="T42">$</text:span> <text:span text:style-name="T43">ls -1a<text:tab/><text:tab/><text:tab/><text:tab/><text:tab/><text:tab/><text:tab/><text:tab/><text:tab/><text:tab/><text:tab/><text:tab/><text:tab/></text:span><text:span text:style-name="T45"><text:tab/></text:span><text:span text:style-name="T44">(List all files </text:span><text:span text:style-name="T46">+</text:span><text:span text:style-name="T44"> hidden files </text:span><text:span text:style-name="T46">+ </text:span><text:span text:style-name="T44">one per line)</text:span></text:p>
      <text:p text:style-name="P26"><text:span text:style-name="T42">$</text:span><text:span text:style-name="T47"> </text:span><text:span text:style-name="T48">ls -</text:span><text:span text:style-name="T49">ls</text:span><text:span text:style-name="T48"> --recursive</text:span><text:span text:style-name="T47"><text:tab/><text:tab/><text:tab/><text:tab/><text:tab/><text:tab/> <text:s text:c="3"/></text:span><text:span text:style-name="T50">(</text:span><text:span text:style-name="T51">*****</text:span><text:span text:style-name="T44">List files in </text:span><text:span text:style-name="T52">L</text:span><text:span text:style-name="T44">ong format, sorted by </text:span><text:span text:style-name="T52">S</text:span><text:span text:style-name="T44">ize (descending) </text:span><text:span text:style-name="T52">+ </text:span><text:span text:style-name="T53">recursively</text:span><text:span text:style-name="T44">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27">$</text:span><text:span text:style-name="T31"> </text:span><text:span text:style-name="T28">pwd</text:span><text:span text:style-name="T32"><text:tab/><text:tab/><text:tab/><text:tab/><text:tab/><text:tab/> <text:s/></text:span><text:span text:style-name="T29"><text:tab/><text:tab/><text:tab/><text:tab/><text:tab/> <text:tab/><text:tab/><text:tab/><text:tab/><text:tab/><text:tab/></text:span><text:span text:style-name="T32"> </text:span><text:span text:style-name="T30">(</text:span><text:span text:style-name="T54">P</text:span><text:span text:style-name="T55">rint working directory</text:span><text:span text:style-name="T30">)</text:span></text:p>
      <text:p text:style-name="P19"><text:span text:style-name="T47">$</text:span> <text:span text:style-name="T34">touch</text:span> <text:span text:style-name="T13">1.txt<text:tab/><text:tab/><text:tab/></text:span></text:p>
      <text:p text:style-name="P19"><text:span text:style-name="T47">$</text:span> <text:span text:style-name="T34">sudo -i  <text:s text:c="2"/></text:span><text:s text:c="40"/><text:tab/> <text:tab/><text:tab/> <text:s/><text:tab/><text:tab/><text:tab/><text:tab/> <text:tab/><text:tab/><text:tab/><text:tab/><text:tab/><text:tab/><text:tab/> <text:span text:style-name="T13">(root user😎️)</text:span></text:p>
      <text:p text:style-name="P2">___________________________________________________________________________________________<text:span text:style-name="T1">__________________</text:span></text:p>
      <text:p text:style-name="P19"><text:span text:style-name="T47">$</text:span> <text:span text:style-name="T34">rm</text:span> <text:span text:style-name="T13">path</text:span><text:span text:style-name="T56">1</text:span><text:span text:style-name="T13">/file1 path</text:span><text:span text:style-name="T56">2</text:span><text:span text:style-name="T13">/file2 <text:tab/><text:tab/><text:tab/><text:tab/><text:tab/><text:tab/><text:tab/><text:tab/> <text:s/><text:tab/><text:tab/><text:tab/><text:tab/><text:tab/><text:tab/> <text:s text:c="4"/></text:span><text:span text:style-name="T4">(</text:span><text:span text:style-name="T13">Remove specific files</text:span><text:span text:style-name="T4">)</text:span></text:p>
      <text:p text:style-name="P19"><text:span text:style-name="T47">$</text:span> <text:span text:style-name="T34">rmdir</text:span><text:tab/><text:tab/><text:tab/><text:tab/><text:tab/><text:tab/><text:tab/><text:tab/><text:tab/><text:tab/><text:tab/><text:tab/> <text:s/><text:tab/><text:tab/><text:tab/><text:tab/> <text:s text:c="3"/><text:span text:style-name="T4">(</text:span><text:span text:style-name="T13">Remove specific directories</text:span><text:span text:style-name="T4">)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19"><text:span text:style-name="T47">$</text:span> <text:span text:style-name="T34">rm -r</text:span> <text:span text:style-name="T56">folder <text:s text:c="3"/></text:span></text:p>
      <text:p text:style-name="P29"><text:tab/>or <text:s text:c="4"/></text:p>
      <text:p text:style-name="P19"><text:span text:style-name="T47">$</text:span><text:span text:style-name="T57"> </text:span><text:span text:style-name="T58">rm --recursive</text:span><text:span text:style-name="T57"> </text:span><text:span text:style-name="T56">folde</text:span><text:span text:style-name="T4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9">-r</text:span></text:span></text:p>
          </table:table-cell>
          <table:table-cell table:style-name="Table1.A1" office:value-type="string">
            <text:p text:style-name="P31">recursive (delete directories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</text:span></text:span><text:span text:style-name="Source_20_Text"><text:span text:style-name="T59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9">-f</text:span></text:span></text:p>
          </table:table-cell>
          <table:table-cell table:style-name="Table1.A1" office:value-type="string">
            <text:p text:style-name="P31">force (no confirmation, ignore errors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f</text:span></text:span><text:span text:style-name="Source_20_Text"><text:span text:style-name="T59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9">-i</text:span></text:span></text:p>
          </table:table-cell>
          <table:table-cell table:style-name="Table1.A1" office:value-type="string">
            <text:p text:style-name="P31">interactive (ask before deleting each file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i</text:span></text:span><text:span text:style-name="Source_20_Text"><text:span text:style-name="T59"> folder</text:span></text:span></text:p>
          </table:table-cell>
        </table:table-row>
      </table:table>
      <text:p text:style-name="P33"/>
      <text:p text:style-name="P34"><text:span text:style-name="Source_20_Text"><text:span text:style-name="T62">$</text:span></text:span><text:span text:style-name="Source_20_Text"><text:span text:style-name="T63"> </text:span></text:span><text:span text:style-name="Source_20_Text"><text:span text:style-name="T64">rm -ri</text:span></text:span><text:span text:style-name="Source_20_Text"><text:span text:style-name="T59"> </text:span></text:span><text:span text:style-name="Source_20_Text"><text:span text:style-name="T65">folder</text:span></text:span><text:span text:style-name="Source_20_Text"><text:span text:style-name="T66">2 <text:s text:c="3"/><text:tab/><text:tab/><text:tab/><text:tab/><text:tab/><text:tab/><text:tab/><text:tab/> <text:tab/></text:span></text:span><text:span text:style-name="Source_20_Text"><text:span text:style-name="T20">(</text:span></text:span><text:span text:style-name="Source_20_Text"><text:span text:style-name="T67">✅ </text:span></text:span><text:span text:style-name="Source_20_Text"><text:span text:style-name="T68">Safe Deletion</text:span></text:span><text:span text:style-name="Source_20_Text"><text:span text:style-name="T66">)</text:span></text:span></text:p>
      <text:p text:style-name="P35">It will ask:</text:p>
      <text:p text:style-name="P36"><text:span text:style-name="Source_20_Text"><text:span text:style-name="T65">rm: descend into directory 'folder</text:span></text:span><text:span text:style-name="Source_20_Text"><text:span text:style-name="T66">2</text:span></text:span><text:span text:style-name="Source_20_Text"><text:span text:style-name="T65">'? y</text:span></text:span></text:p>
      <text:p text:style-name="P37"><text:span text:style-name="Source_20_Text"><text:span text:style-name="T65">rm: remove regular file 'folder</text:span></text:span><text:span text:style-name="Source_20_Text"><text:span text:style-name="T66">2</text:span></text:span><text:span text:style-name="Source_20_Text"><text:span text:style-name="T65">/file1'? y</text:span></text:span></text:p>
      <text:p text:style-name="P38"><text:span text:style-name="Source_20_Text"><text:span text:style-name="T62">$</text:span></text:span><text:span text:style-name="Source_20_Text"><text:span text:style-name="T59"> sudo rm -rf / </text:span></text:span><text:span text:style-name="Source_20_Text"><text:span text:style-name="T65"><text:s/><text:tab/><text:tab/><text:tab/><text:tab/><text:tab/><text:tab/><text:tab/><text:tab/><text:tab/>(</text:span></text:span><text:span text:style-name="Source_20_Text"><text:span text:style-name="T69">⚠️ Danger Zone </text:span></text:span><text:span text:style-name="Source_20_Text"><text:span text:style-name="T70">&amp;&amp; <text:s/></text:span></text:span><text:span text:style-name="T69">💀</text:span><text:span text:style-name="T69"> </text:span><text:span text:style-name="Strong_20_Emphasis"><text:span text:style-name="T69">NEVER run this</text:span></text:span><text:span text:style-name="Strong_20_Emphasis"><text:span text:style-name="T65">) </text:span></text:span><text:span text:style-name="T59"><text:line-break/><text:tab/><text:tab/><text:tab/><text:tab/><text:tab/><text:tab/><text:tab/><text:tab/><text:tab/><text:tab/><text:tab/><text:tab/><text:tab/></text:span><text:span text:style-name="T65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">___________________________________________________________________________________________<text:span text:style-name="T1">__________________</text:span></text:p>
      <text:p text:style-name="P39"><text:span text:style-name="T71">$</text:span> stat <text:span text:style-name="T13">File_Fodler_name</text:span></text:p>
      <text:p text:style-name="P39"><text:span text:style-name="T71">$</text:span> uptime</text:p>
      <text:p text:style-name="P39"><text:span text:style-name="T71">$</text:span> nautilus  <text:span text:style-name="T13">path/path/path</text:span></text:p>
      <text:p text:style-name="P40"><text:span text:style-name="T71">$</text:span> nautilus  <text:span text:style-name="T13">.</text:span></text:p>
      <text:p text:style-name="P41"/>
      <text:p text:style-name="P39"><text:span text:style-name="T71">$</text:span> whoami</text:p>
      <text:p text:style-name="P39"><text:span text:style-name="T71">$</text:span> exit</text:p>
      <text:p text:style-name="P39"><text:span text:style-name="T71">$</text:span> grep -r "<text:span text:style-name="T13">word_find</text:span>"  <text:span text:style-name="T13">folder/<text:tab/><text:tab/><text:tab/><text:tab/></text:span><text:span text:style-name="T72">*******************************</text:span></text:p>
      <text:p text:style-name="P42"><text:span text:style-name="T73">$</text:span><text:span text:style-name="T74"> npm install –legacy-peer-deps</text:span></text:p>
      <text:p text:style-name="P43">$ <text:span text:style-name="T75">command1</text:span><text:span text:style-name="T24"> | </text:span><text:span text:style-name="T75">command2</text:span><text:span text:style-name="T24"> | </text:span><text:span text:style-name="T75">command3</text:span><text:span text:style-name="T47"> <text:s/></text:span><text:span text:style-name="T76"><text:tab/><text:tab/><text:tab/></text:span><text:span text:style-name="T40">vs<text:tab/><text:tab/><text:tab/></text:span>$ <text:span text:style-name="T24">command1</text:span></text:p>
      <text:p text:style-name="P44"><text:span text:style-name="T77"><text:tab/><text:tab/><text:tab/><text:tab/><text:tab/><text:tab/><text:tab/><text:tab/><text:tab/><text:tab/><text:tab/><text:tab/><text:tab/>$ </text:span>command<text:span text:style-name="T78">2</text:span></text:p>
      <text:p text:style-name="P44"><text:span text:style-name="T79"><text:tab/><text:tab/><text:tab/><text:tab/><text:tab/><text:tab/></text:span><text:span text:style-name="T79"><text:tab/><text:tab/><text:tab/><text:tab/><text:tab/><text:tab/><text:tab/>$ </text:span><text:span text:style-name="T80">command3</text:span><text:span text:style-name="T81"> </text:span></text:p>
      <text:p text:style-name="P45"/>
      <text:p text:style-name="P45"/>
      <text:p text:style-name="P46"><text:span text:style-name="Strong_20_Emphasis"><text:span text:style-name="T59">Run command 2 if command 1 succeeds</text:span></text:span><text:span text:style-name="T59">:</text:span></text:p>
      <text:p text:style-name="P47"><text:span text:style-name="Source_20_Text"><text:span text:style-name="T59">command1 &amp;&amp; command2</text:span></text:span></text:p>
      <text:list text:style-name="L2">
        <text:list-item>
          <text:p text:style-name="P48"><text:span text:style-name="Strong_20_Emphasis"><text:span text:style-name="T59">Run command 2 if command 1 fails</text:span></text:span><text:span text:style-name="T59">:</text:span></text:p>
        </text:list-item>
      </text:list>
      <text:p text:style-name="P47"><text:span text:style-name="Source_20_Text"><text:span text:style-name="T59">command1 || command2</text:span></text:span></text:p>
      <text:list text:style-name="L3">
        <text:list-item>
          <text:p text:style-name="P49"><text:span text:style-name="Strong_20_Emphasis"><text:span text:style-name="T59">Run both commands sequentially, no matter the result of command 1</text:span></text:span><text:span text:style-name="T59">:</text:span></text:p>
        </text:list-item>
      </text:list>
      <text:p text:style-name="P50"><text:span text:style-name="Source_20_Text"><text:span text:style-name="T59">command1; command2</text:span></text:span></text:p>
      <text:p text:style-name="P45"/>
      <text:p text:style-name="P45"/>
      <text:p text:style-name="P45"/>
      <text:p text:style-name="P46"><text:span text:style-name="T59">The pipe (</text:span><text:span text:style-name="Source_20_Text"><text:span text:style-name="T59">|</text:span></text:span><text:span text:style-name="T59">) is used to pass the output of one command directly as input to another, enabling the combination of simple commands for more complex tasks.</text:span></text:p>
      <text:list text:style-name="L4">
        <text:list-item>
          <text:p text:style-name="P51">You can use it for filtering, transforming, sorting, and processing data in real-time.</text:p>
        </text:list-item>
      </text:list>
      <text:p text:style-name="P45"/>
      <text:p text:style-name="P52"><text:span text:style-name="T73">$</text:span><text:span text:style-name="T74"> </text:span><text:span text:style-name="T82">tldr </text:span><text:span text:style-name="T82">command (eg. tldr tldr or tlder man)</text:span></text:p>
      <text:p text:style-name="P52"><text:span text:style-name="T71">$</text:span> man command</text:p>
      <text:p text:style-name="P52"><text:span text:style-name="T73">$</text:span><text:span text:style-name="T74"> </text:span><text:span text:style-name="T83">cat</text:span></text:p>
      <text:p text:style-name="P53"><text:span text:style-name="T71">$</text:span> <text:span text:style-name="T84">wget</text:span></text:p>
      <text:p text:style-name="P54">$<text:span text:style-name="T24"> </text:span><text:span text:style-name="T85">cp</text:span></text:p>
      <text:p text:style-name="P55"><text:span text:style-name="T77">$</text:span> <text:span text:style-name="T86">mv</text:span></text:p>
      <text:p text:style-name="P55"><text:span text:style-name="T73">$</text:span><text:span text:style-name="T74"> </text:span><text:span text:style-name="T87">find</text:span></text:p>
      <text:p text:style-name="P56"><text:span text:style-name="T88">$</text:span><text:span text:style-name="T89"> </text:span><text:span text:style-name="T90">chmod</text:span></text:p>
      <text:p text:style-name="P55"><text:span text:style-name="T73">$</text:span><text:span text:style-name="T74"> </text:span><text:span text:style-name="T91">nano</text:span></text:p>
      <text:p text:style-name="P57">$<text:span text:style-name="T24"> </text:span><text:span text:style-name="T92">nautilus</text:span></text:p>
      <text:p text:style-name="P58"><text:span text:style-name="T13"/></text:p>
      <text:p text:style-name="P59"><text:span text:style-name="T88">$</text:span><text:span text:style-name="T89"> </text:span><text:span text:style-name="T93">wc -l</text:span></text:p>
      <text:p text:style-name="P59"><text:span text:style-name="T94"/></text:p>
      <text:p text:style-name="P60"><text:span text:style-name="T73">$</text:span><text:span text:style-name="T74"> </text:span><text:span text:style-name="T91">n</text:span></text:p>
      <text:p text:style-name="P60"><text:span text:style-name="T71">$</text:span> n</text:p>
      <text:p text:style-name="P60"/>
      <text:p text:style-name="P61"/>
      <text:p text:style-name="P61"/>
      <text:p text:style-name="P62"><text:span text:style-name="Source_20_Text"><text:span text:style-name="T95">/tmp</text:span></text:span><text:span text:style-name="T95"> is a </text:span><text:span text:style-name="Strong_20_Emphasis"><text:span text:style-name="T95">temporary directory</text:span></text:span><text:span text:style-name="T95"> in Linux.</text:span></text:p>
      <text:list text:style-name="L5">
        <text:list-item>
          <text:p text:style-name="P63"><text:span text:style-name="T95">It stores files that are deleted </text:span><text:span text:style-name="Strong_20_Emphasis"><text:span text:style-name="T95">automatically after reboot</text:span></text:span><text:span text:style-name="T95"> or sometimes after a few days.</text:span></text:p>
        </text:list-item>
      </text:list>
      <text:p text:style-name="P61"/>
      <text:p text:style-name="P61"/>
      <text:p text:style-name="P64"><text:span text:style-name="Source_20_Text"><text:span text:style-name="T95">/tmp</text:span></text:span><text:span text:style-name="T95"> means: the folder named </text:span><text:span text:style-name="Strong_20_Emphasis"><text:span text:style-name="T95">tmp</text:span></text:span><text:span text:style-name="T95"> inside root (</text:span><text:span text:style-name="Source_20_Text"><text:span text:style-name="T95">/</text:span></text:span><text:span text:style-name="T95">)</text:span></text:p>
      <text:list text:style-name="L6">
        <text:list-item>
          <text:p text:style-name="P65"><text:span text:style-name="Source_20_Text"><text:span text:style-name="T95">tmp/</text:span></text:span><text:span text:style-name="T95"> means: a folder named </text:span><text:span text:style-name="Strong_20_Emphasis"><text:span text:style-name="T95">tmp</text:span></text:span><text:span text:style-name="T95"> inside your </text:span><text:span text:style-name="Strong_20_Emphasis"><text:span text:style-name="T95">current directory</text:span></text:span><text:span text:style-name="T95"><text:line-break/></text:span></text:p>
        </text:list-item>
      </text:list>
      <text:p text:style-name="P66"/>
      <text:p text:style-name="P62"><text:span text:style-name="Source_20_Text"><text:span text:style-name="T95">/opt</text:span></text:span><text:span text:style-name="T95"> = </text:span><text:span text:style-name="Strong_20_Emphasis"><text:span text:style-name="T95">optional application software</text:span></text:span><text:span text:style-name="T95"><text:line-break/>It is part of official Linux Filesystem Hierarchy Standard (FHS).</text:span></text:p>
      <text:h text:style-name="P67" text:outline-level="3">✔ Meaning:</text:h>
      <text:p text:style-name="P68"><text:span text:style-name="Source_20_Text"><text:span text:style-name="T95">opt</text:span></text:span><text:span text:style-name="T95"> = </text:span><text:span text:style-name="Strong_20_Emphasis"><text:span text:style-name="T95">optional</text:span></text:span><text:span text:style-name="T95"><text:line-break/>This folder is used for applications that </text:span><text:span text:style-name="Strong_20_Emphasis"><text:span text:style-name="T95">are not part of the OS</text:span></text:span><text:span text:style-name="T95"> — custom software, third-party tools, your own scripts, etc.</text:span></text:p>
      <text:h text:style-name="P69" text:outline-level="3"><text:span text:style-name="T95">✔ Why use </text:span><text:span text:style-name="Source_20_Text"><text:span text:style-name="T95">/opt</text:span></text:span><text:span text:style-name="T95">?</text:span></text:h>
      <text:p text:style-name="P35">Because it is:</text:p>
      <text:list text:style-name="L7">
        <text:list-item>
          <text:p text:style-name="P70"><text:span text:style-name="Strong_20_Emphasis"><text:span text:style-name="T95">Persistent</text:span></text:span><text:span text:style-name="T95"> (does NOT delete on reboot)</text:span></text:p>
        </text:list-item>
        <text:list-item>
          <text:p text:style-name="P70"><text:span text:style-name="Strong_20_Emphasis"><text:span text:style-name="T95">Clean</text:span></text:span><text:span text:style-name="T95"> (keeps your custom apps separate from system files)</text:span></text:p>
        </text:list-item>
        <text:list-item>
          <text:p text:style-name="P70"><text:span text:style-name="Strong_20_Emphasis"><text:span text:style-name="T95">Standard</text:span></text:span><text:span text:style-name="T95"> across Ubuntu/Kali/other Linux distros</text:span></text:p>
        </text:list-item>
        <text:list-item>
          <text:p text:style-name="P70"><text:span text:style-name="T95">Good for </text:span><text:span text:style-name="Strong_20_Emphasis"><text:span text:style-name="T95">manual installations</text:span></text:span><text:span text:style-name="T95"> (vs </text:span><text:span text:style-name="Source_20_Text"><text:span text:style-name="T95">/usr/bin</text:span></text:span><text:span text:style-name="T95"> which is for package-managed software)</text:span></text:p>
        </text:list-item>
      </text:list>
      <text:h text:style-name="P67" text:outline-level="3">✔ Example:</text:h>
      <text:list text:style-name="L8">
        <text:list-item>
          <text:p text:style-name="P71"><text:span text:style-name="T95">Google Chrome installs in </text:span><text:span text:style-name="Source_20_Text"><text:span text:style-name="T95">/opt/google/</text:span></text:span></text:p>
        </text:list-item>
        <text:list-item>
          <text:p text:style-name="P71"><text:span text:style-name="T95">Android Studio installs in </text:span><text:span text:style-name="Source_20_Text"><text:span text:style-name="T95">/opt/android-studio/</text:span></text:span></text:p>
        </text:list-item>
        <text:list-item>
          <text:p text:style-name="P71"><text:span text:style-name="T95">You can keep your custom tools in </text:span><text:span text:style-name="Source_20_Text"><text:span text:style-name="T95">/opt/mytools/</text:span></text:span></text:p>
        </text:list-item>
      </text:list>
      <text:p text:style-name="P61"/>
      <text:p text:style-name="P61"/>
      <text:p text:style-name="P61"/>
      <text:p text:style-name="P72"><text:span text:style-name="T96">$</text:span><text:span text:style-name="T31"> </text:span><text:span text:style-name="T89">nvm ls</text:span><text:span text:style-name="T97">    </text:span><text:span text:style-name="T31">         </text:span></text:p>
      <text:p text:style-name="P73">Find out which versions of Node.js you may have installed and which one of those you're currently using:</text:p>
      <text:p text:style-name="P73">$ nvm use 20.17.0</text:p>
      <text:p text:style-name="P74"/>
      <text:p text:style-name="P73"># used to broadcast important notifications or announcements to all users currently logged into the system.</text:p>
      <text:p text:style-name="P75">$ wall "we will be going down for maintenance for one hour sharply at 03:30 pm"</text:p>
      <text:p text:style-name="P74"/>
      <text:p text:style-name="P73">#combines the functionality of both the ‘uptime‘ and ‘who‘ commands,</text:p>
      <text:p text:style-name="P75"># w</text:p>
      <text:p text:style-name="P74"/>
      <text:p text:style-name="P75">___________________________Rearly Used_______________________________________</text:p>
      <text:p text:style-name="P74"/>
      <text:p text:style-name="P72"><text:span text:style-name="T98">$ nslookup google.com                                                </text:span><text:span text:style-name="T31">          </text:span><text:span text:style-name="T32"># Find the IP Address of a Website</text:span></text:p>
      <text:p text:style-name="P74"/>
      <text:p text:style-name="P75">_________________________ Ubuntu software related ________________________________</text:p>
      <text:p text:style-name="P72"><text:span text:style-name="T98">$ sudo swapoff -a                                                                                            </text:span><text:span text:style-name="T32"># swap memory off</text:span></text:p>
      <text:p text:style-name="P74"/>
      <text:p text:style-name="P74"/>
      <text:p text:style-name="P73">🧩 What is tldr?</text:p>
      <text:p text:style-name="P73"/>
      <text:p text:style-name="P73">tl;dr stands for “too long; didn’t read.”</text:p>
      <text:p text:style-name="P73">It’s a community-driven collection of simplified man pages (manuals) for common terminal commands.</text:p>
      <text:p text:style-name="P74"/>
      <text:p text:style-name="P76">___________________________________________________________________________________________<text:span text:style-name="T1">__________________</text:span></text:p>
      <text:p text:style-name="P77"><text:span text:style-name="T99">$</text:span><text:span text:style-name="T100"> </text:span>sudo apt update <text:s/><text:tab/><text:tab/><text:tab/></text:p>
      <text:p text:style-name="P77"><text:span text:style-name="T96">$ </text:span>sudo apt install -y python3-pip git</text:p>
      <text:p text:style-name="P77"><text:span text:style-name="T96">$ </text:span>sudo pip3 install pyudev git+https://github.com/crypto-universe/py_sg –break-system-packages</text:p>
      <text:p text:style-name="P77">----------------------------------------------------------------------------------------------------------------------------------------------------</text:p>
      <text:p text:style-name="P77"><text:span text:style-name="T96">$ </text:span>lsblk <text:s text:c="2"/><text:tab/><text:tab/><text:tab/><text:tab/><text:tab/><text:tab/><text:tab/><text:tab/><text:tab/><text:tab/><text:tab/> <text:s text:c="11"/><text:span text:style-name="T100">(</text:span>List connected drives to find your device (e.g., /dev/sdx)<text:span text:style-name="T100">)</text:span></text:p>
      <text:p text:style-name="P77"><text:span text:style-name="T96">$ </text:span>cd /tmp<text:tab/><text:tab/><text:tab/><text:tab/><text:tab/><text:tab/><text:tab/><text:tab/><text:tab/><text:tab/><text:tab/><text:tab/> <text:s text:c="6"/><text:span text:style-name="T100">(</text:span>Go to temporary folder <text:s/>→ <text:span text:style-name="T100">will vanish when rebooted)</text:span></text:p>
      <text:p text:style-name="P77"><text:span text:style-name="T96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100">(</text:span>Download WD Passport unlock script<text:span text:style-name="T100">)</text:span></text:p>
      <text:p text:style-name="P77"><text:span text:style-name="T96">$ </text:span>chmod +x wdpassport-utils.py<text:tab/><text:tab/><text:tab/><text:tab/><text:tab/><text:tab/><text:tab/><text:tab/><text:tab/><text:tab/><text:tab/><text:tab/> <text:s text:c="7"/><text:tab/> <text:s text:c="8"/><text:span text:style-name="T100">(</text:span>Make script executable<text:span text:style-name="T100">)</text:span></text:p>
      <text:p text:style-name="P77"><text:span text:style-name="T96">$ </text:span>sudo python3 /tmp/wdpassport-utils.py -u -d /dev/sdx*<text:tab/><text:span text:style-name="T100">(</text:span>Unlock your WD Passport drive (replace sdx* with actual device)<text:span text:style-name="T100">)</text:span></text:p>
      <text:p text:style-name="P78"/>
      <text:p text:style-name="P78">Flags used:</text:p>
      <text:list text:style-name="L9">
        <text:list-item>
          <text:p text:style-name="P79"><text:span text:style-name="Source_20_Text"><text:span text:style-name="T59">-u</text:span></text:span><text:span text:style-name="T59"> → unlock the drive</text:span></text:p>
        </text:list-item>
        <text:list-item>
          <text:p text:style-name="P79"><text:span text:style-name="Source_20_Text"><text:span text:style-name="T59">-d /dev/sdx*</text:span></text:span><text:span text:style-name="T59"> → specify the device path of your WD Passport drive</text:span></text:p>
        </text:list-item>
      </text:list>
      <text:p text:style-name="P74"><text:span text:style-name="T101">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7T23:57:18.934020868</dc:date>
    <meta:editing-duration>PT5H9M30S</meta:editing-duration>
    <meta:editing-cycles>23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9" meta:word-count="918" meta:character-count="7311" meta:non-whitespace-character-count="5631"/>
  </office:meta>
</office:document-meta>
</file>